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/>
    </style:style>
    <style:style style:name="T5" style:parent-style-name="DefaultParagraphFont" style:family="text">
      <style:text-properties style:text-position="sub 63.6%"/>
    </style:style>
    <style:style style:name="T6" style:parent-style-name="DefaultParagraphFont" style:family="text">
      <style:text-properties style:text-position="sub 63.6%"/>
    </style:style>
    <style:style style:name="T7" style:parent-style-name="DefaultParagraphFont" style:family="text">
      <style:text-properties style:text-position="sub 63.6%"/>
    </style:style>
    <style:style style:name="T8" style:parent-style-name="DefaultParagraphFont" style:family="text">
      <style:text-properties style:text-position="sub 63.6%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paragraph-properties fo:text-indent="0.5in"/>
    </style:style>
    <style:style style:name="P13" style:parent-style-name="Normal" style:family="paragraph">
      <style:paragraph-properties fo:text-indent="0.5in"/>
    </style:style>
    <style:style style:name="P14" style:parent-style-name="Normal" style:family="paragraph">
      <style:paragraph-properties fo:text-indent="0.5in"/>
    </style:style>
    <style:style style:name="P15" style:parent-style-name="Normal" style:family="paragraph">
      <style:paragraph-properties fo:text-indent="0.5in"/>
    </style:style>
    <style:style style:name="P16" style:parent-style-name="Normal" style:family="paragraph">
      <style:paragraph-properties fo:text-align="justify"/>
    </style:style>
    <style:style style:name="T17" style:parent-style-name="DefaultParagraphFont" style:family="text">
      <style:text-properties fo:background-color="#FFFF00"/>
    </style:style>
    <style:style style:name="T18" style:parent-style-name="DefaultParagraphFont" style:family="text">
      <style:text-properties fo:background-color="#FFFF00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background-color="#FFFF00"/>
    </style:style>
    <style:style style:name="T22" style:parent-style-name="DefaultParagraphFont" style:family="text">
      <style:text-properties fo:background-color="#FFFF00"/>
    </style:style>
    <style:style style:name="T23" style:parent-style-name="DefaultParagraphFont" style:family="text">
      <style:text-properties fo:background-color="#FFFF00"/>
    </style:style>
    <style:style style:name="T24" style:parent-style-name="DefaultParagraphFont" style:family="text">
      <style:text-properties fo:background-color="#FFFF00"/>
    </style:style>
    <style:style style:name="T25" style:parent-style-name="DefaultParagraphFont" style:family="text">
      <style:text-properties fo:background-color="#FFFF00"/>
    </style:style>
    <style:style style:name="T26" style:parent-style-name="DefaultParagraphFont" style:family="text">
      <style:text-properties fo:background-color="#FFFF00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Welcome to the GraphAPP!</text:p>
      <text:p text:style-name="Normal"><text:bookmark-start text:name="OLE_LINK1"/><text:bookmark-start text:name="OLE_LINK2"/>GraphApp is a web application that helps to implement the graphical approach to multiple testing.</text:p>
      <text:p text:style-name="Normal">Multiple test procedures are required for the analysis of clinical trials, which could help to address<text:s/>multiple objectives. Such as compare multiple treatments with the control group, or multiple endpoints and multiple subgroups.<text:s/></text:p>
      <text:p text:style-name="Normal"><text:bookmark-end text:name="OLE_LINK1"/><text:bookmark-end text:name="OLE_LINK2"/>FWER is required to be controlled in a strong sense in the confirmatory clinical trials by FDA. There are some commonly used multiple test procedures, such as fixed-sequence procedure, fallback procedure and gatekeeping procedure.<text:s/></text:p>
      <text:p text:style-name="Normal">The key idea of<text:s/><text:span text:style-name="T2">the graphical approach to multiple testing</text:span><text:s/>or the<text:s/><text:span text:style-name="T3">web application</text:span><text:s/>is to express the resulting multiple test procedures by directed, weighted graphs.</text:p>
      <text:p text:style-name="P4">How to use this app!</text:p>
      <text:p text:style-name="Normal">Method:</text:p>
      <text:p text:style-name="Normal">The graphical approach dissociates the underlying weighting strategy and the employed test procedure. Such a separation between the weighting strategy and the test procedure facilitates the application of graphical<text:s/>approach underling varying situations. In this framework:</text:p>
      <text:p text:style-name="Normal">Nodes: represent individual hypotheses H1, ..., Hm with associated weights denoting the significance levels α1, ..., αm.</text:p>
      <text:p text:style-name="Normal">Edges: are directed, and the associated weight g<text:span text:style-name="T5">ij<text:s/></text:span>indicates the fraction of<text:s/>the local significance level α<text:span text:style-name="T6">i</text:span><text:s/>that is propagated to H<text:span text:style-name="T7">j<text:s/></text:span>once H<text:span text:style-name="T8">i</text:span><text:s/>has been rejected.</text:p>
      <text:p text:style-name="P9">Shiny App</text:p>
      <text:p text:style-name="Normal">library(gMCP) and the graphGUI are not convenient enough to use.</text:p>
      <text:list text:style-name="LFO1" text:continue-numbering="true">
        <text:list-item>
          <text:p text:style-name="P10">Function is too complicated, especially for those who are not familiar with the theoretical background</text:p>
        </text:list-item>
        <text:list-item>
          <text:p text:style-name="P11">graphGui is too complicated to be put into practice. I was even required to download JAVA when I firstly try to install the package and use the GUI.</text:p>
        </text:list-item>
      </text:list>
      <text:p text:style-name="Normal">Shiny is an R package that makes it easy to build interactive web apps straight from R.</text:p>
      <text:p text:style-name="Normal">## GUI -<text:s/>Graphical user interface that allows users to interact with electronic devices through graphical ## icons and audio indicator</text:p>
      <text:p text:style-name="Normal">Extensions: improve user experience</text:p>
      <text:p text:style-name="P12">htmlwidgets<text:s/></text:p>
      <text:p text:style-name="P13">CSS<text:s/></text:p>
      <text:p text:style-name="P14">JavaScript<text:s/></text:p>
      <text:p text:style-name="P15"/>
      <text:soft-page-break/>
      <text:p text:style-name="P16">Draw Page:</text:p>
      <text:p text:style-name="Normal">1.instructions (shinyalert) interactive, dynamic help system with introJS<text:s/></text:p>
      <text:p text:style-name="Normal"><text:span text:style-name="T17">introJS</text:span>: a JavaScript library that lets you create a step-by-step guide for a website. It provides a nice box around elements of your choice, combined with an annotation layer and a navigation system. And you can find two main files:<text:s/>the JavaScript part and the CSS part rendering the elements nicely on my Github.</text:p>
      <text:p text:style-name="Normal">CSS: a kind of stylesheets defining the layout of the HTML elements</text:p>
      <text:p text:style-name="Normal">Javescript:<text:s/></text:p>
      <text:p text:style-name="Normal">2.<text:s/><text:span text:style-name="T18">visNetwork</text:span>: an R package for interactive network visualization</text:p>
      <text:p text:style-name="Normal">Based on htmlwidges, it makes use of a javascript library.</text:p>
      <text:p text:style-name="Normal">Personalized adjustment for our goal of multiple test procedures.</text:p>
      <text:p text:style-name="Normal">Link between ‘Graph’ and ‘Details’:</text:p>
      <text:p text:style-name="Normal"><text:tab/>1.update graph when a cell is edited</text:p>
      <text:p text:style-name="Normal"><text:tab/>2.update table when an element in the graph is edited</text:p>
      <text:p text:style-name="Normal">I have created a<text:s/><text:span text:style-name="T19">proxy<text:s/></text:span><text:span text:style-name="T20">object</text:span><text:s/>that can be used to manipulate an existing DataTable in a Shiny app, and then update visNetwork data via proxy. That is how I achieve the<text:s/></text:p>
      <text:p text:style-name="Normal">3.ERROR information is achieved by the validate function of shiny.</text:p>
      <text:p text:style-name="Normal">4.output table<text:s/></text:p>
      <text:p text:style-name="Normal"><text:bookmark-start text:name="OLE_LINK3"/><text:bookmark-start text:name="OLE_LINK4"/><text:span text:style-name="T21">g</text:span><text:span text:style-name="T22">raph</text:span><text:span text:style-name="T23">_app</text:span><text:s/>function</text:p>
      <text:p text:style-name="Normal"><text:bookmark-end text:name="OLE_LINK3"/><text:bookmark-end text:name="OLE_LINK4"/>5.output<text:s/>report</text:p>
      <text:p text:style-name="Normal"><text:span text:style-name="T24">ggplot</text:span><text:s/>and<text:s/><text:span text:style-name="T25">ggnetwork</text:span><text:s/>based on a network object created by<text:s/><text:span text:style-name="T26">network</text:span><text:s/>function</text:p>
      <text:p text:style-name="Normal">There are more than one way for<text:s/><text:span text:style-name="T27">Network Visualization</text:span><text:span text:style-name="T28">.<text:s/></text:span>Most of these are based on<text:span text:style-name="T29"><text:s/>ggplot2<text:s/></text:span>like<text:span text:style-name="T30"><text:s/>ggnetwork (what I used), geomnet,<text:s/></text:span><text:span text:style-name="T31">GGally</text:span><text:span text:style-name="T32">.<text:s/></text:span>There is even a paper to illustrate the advantages and disadvantages<text:s/>of these libraries.<text:s text:c="2"/></text:p>
      <text:p text:style-name="Normal"><text:span text:style-name="T33">gMCP_app</text:span><text:s/>function helps to obtain the result multiple test procedures, based on with the adjusted p-values, resulting weights and resulting transition matrix are obtainable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Chen, Xijin</dc:creator>
    <meta:creation-date>2021-01-18T23:28:00Z</meta:creation-date>
    <dc:date>2021-01-20T10:43:00Z</dc:date>
    <meta:template xlink:href="Normal.dotm" xlink:type="simple"/>
    <meta:editing-cycles>76</meta:editing-cycles>
    <meta:editing-duration>PT16860S</meta:editing-duration>
    <meta:document-statistic meta:page-count="3" meta:paragraph-count="7" meta:word-count="526" meta:character-count="3519" meta:row-count="25" meta:non-whitespace-character-count="3000"/>
  </office:meta>
</office:document-meta>
</file>